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Times, 'times new roman', serif"/>
    <style:font-face style:name="Lohit Devanagari1" svg:font-family="'Lohit Devanagari'"/>
    <style:font-face style:name="Montserrat" svg:font-family="Montserrat, 'helvetica neue', Helvetica, Arial, sans-serif"/>
    <style:font-face style:name="Muli" svg:font-family="Muli, Helvetica, Arial, sans-serif"/>
    <style:font-face style:name="Neue Helvetica W01" svg:font-family="'Neue Helvetica W01', 'Helvetica Neue', Helvetica, Roboto, Arial, sans-serif"/>
    <style:font-face style:name="arial" svg:font-family="arial, sans-serif"/>
    <style:font-face style:name="charter" svg:font-family="charter, Georgia, Cambria, 'Times New Roman', Times, serif"/>
    <style:font-face style:name="inherit" svg:font-family="inherit"/>
    <style:font-face style:name="sohne" svg:font-family="sohne, 'Helvetica Neue', Helvetica, Arial, sans-serif"/>
    <style:font-face style:name="Mukti Narrow" svg:font-family="'Mukti Narrow'"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15%" fo:text-align="justify" style:justify-single-word="false"/>
      <style:text-properties style:font-name="DejaVu Sans" fo:font-size="14pt" style:font-size-asian="14pt" style:font-size-complex="14pt"/>
    </style:style>
    <style:style style:name="P2" style:family="paragraph" style:parent-style-name="Heading_20_1">
      <style:paragraph-properties fo:line-height="115%" fo:text-align="justify" style:justify-single-word="false"/>
      <style:text-properties fo:color="#000000" style:font-name="DejaVu Sans" fo:font-size="14pt" officeooo:rsid="000ef161" officeooo:paragraph-rsid="000ef161" style:font-size-asian="14pt" style:font-size-complex="14pt"/>
    </style:style>
    <style:style style:name="P3" style:family="paragraph" style:parent-style-name="Heading_20_1">
      <style:paragraph-properties fo:line-height="115%" fo:text-align="justify" style:justify-single-word="false"/>
      <style:text-properties officeooo:paragraph-rsid="001393ab"/>
    </style:style>
    <style:style style:name="P4" style:family="paragraph" style:parent-style-name="Heading_20_1">
      <style:paragraph-properties fo:line-height="115%" fo:text-align="justify" style:justify-single-word="false"/>
      <style:text-properties fo:font-size="14pt" officeooo:paragraph-rsid="001393ab" style:font-size-asian="14pt" style:font-size-complex="14pt"/>
    </style:style>
    <style:style style:name="P5" style:family="paragraph" style:parent-style-name="Heading_20_2">
      <style:paragraph-properties fo:line-height="115%" fo:text-align="justify" style:justify-single-word="false"/>
      <style:text-properties style:font-name="DejaVu Sans" fo:font-size="14pt" style:font-size-asian="14pt" style:font-size-complex="14pt"/>
    </style:style>
    <style:style style:name="P6" style:family="paragraph" style:parent-style-name="Subtitle">
      <style:text-properties style:font-name="DejaVu Sans" style:text-underline-style="solid" style:text-underline-width="auto" style:text-underline-color="font-color" officeooo:paragraph-rsid="001658fd"/>
    </style:style>
    <style:style style:name="P7" style:family="paragraph" style:parent-style-name="Subtitle">
      <style:text-properties style:text-underline-style="solid" style:text-underline-width="auto" style:text-underline-color="font-color"/>
    </style:style>
    <style:style style:name="P8" style:family="paragraph" style:parent-style-name="Subtitle">
      <style:text-properties style:text-underline-style="solid" style:text-underline-width="auto" style:text-underline-color="font-color" officeooo:rsid="001393ab" officeooo:paragraph-rsid="001393ab"/>
    </style:style>
    <style:style style:name="P9" style:family="paragraph" style:parent-style-name="Subtitle">
      <style:text-properties style:text-underline-style="solid" style:text-underline-width="auto" style:text-underline-color="font-color" officeooo:rsid="001a6748" officeooo:paragraph-rsid="001a6748"/>
    </style:style>
    <style:style style:name="P10" style:family="paragraph" style:parent-style-name="Subtitle">
      <style:text-properties style:text-underline-style="solid" style:text-underline-width="auto" style:text-underline-color="font-color" officeooo:rsid="001e2aeb" officeooo:paragraph-rsid="001e2aeb"/>
    </style:style>
    <style:style style:name="P11" style:family="paragraph" style:parent-style-name="Text_20_body">
      <style:paragraph-properties fo:line-height="115%" fo:text-align="justify" style:justify-single-word="false" fo:orphans="2" fo:widows="2"/>
    </style:style>
    <style:style style:name="P12" style:family="paragraph" style:parent-style-name="Text_20_body" style:list-style-name="L1">
      <style:paragraph-properties fo:line-height="115%" fo:text-align="justify" style:justify-single-word="false"/>
      <style:text-properties officeooo:paragraph-rsid="0018922f"/>
    </style:style>
    <style:style style:name="P13" style:family="paragraph" style:parent-style-name="Text_20_body">
      <style:paragraph-properties fo:line-height="115%" fo:text-align="justify" style:justify-single-word="false"/>
      <style:text-properties officeooo:paragraph-rsid="0018922f"/>
    </style:style>
    <style:style style:name="P14" style:family="paragraph" style:parent-style-name="Text_20_body">
      <style:paragraph-properties fo:line-height="115%" fo:text-align="justify" style:justify-single-word="false"/>
      <style:text-properties fo:color="#000000" style:font-name="DejaVu Sans"/>
    </style:style>
    <style:style style:name="P15" style:family="paragraph" style:parent-style-name="Text_20_body">
      <style:paragraph-properties fo:line-height="115%" fo:text-align="justify" style:justify-single-word="false"/>
      <style:text-properties fo:color="#000000" style:font-name="DejaVu Sans" officeooo:paragraph-rsid="000ef161"/>
    </style:style>
    <style:style style:name="P16" style:family="paragraph" style:parent-style-name="Text_20_body">
      <style:paragraph-properties fo:line-height="115%" fo:text-align="justify" style:justify-single-word="false"/>
      <style:text-properties style:font-name="DejaVu Sans"/>
    </style:style>
    <style:style style:name="P17" style:family="paragraph" style:parent-style-name="Text_20_body">
      <style:paragraph-properties fo:line-height="115%" fo:text-align="justify" style:justify-single-word="false"/>
      <style:text-properties style:font-name="DejaVu Sans" style:text-underline-style="none" officeooo:paragraph-rsid="001658fd"/>
    </style:style>
    <style:style style:name="P18" style:family="paragraph" style:parent-style-name="Text_20_body">
      <style:paragraph-properties fo:text-align="justify" style:justify-single-word="false"/>
      <style:text-properties style:font-name="DejaVu Sans" style:text-underline-style="none" officeooo:rsid="001a6748" officeooo:paragraph-rsid="001a6748"/>
    </style:style>
    <style:style style:name="P19" style:family="paragraph" style:parent-style-name="Text_20_body">
      <style:paragraph-properties fo:line-height="115%" fo:text-align="justify" style:justify-single-word="false"/>
      <style:text-properties style:font-name="DejaVu Sans" fo:font-size="14pt" style:text-underline-style="none" fo:font-weight="bold" officeooo:paragraph-rsid="001658fd" style:font-size-asian="14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fo:font-size="14pt" style:text-underline-style="none" fo:font-weight="bold" officeooo:rsid="001a6748" officeooo:paragraph-rsid="001a6748" style:font-size-asian="14pt" style:font-weight-asian="bold" style:font-size-complex="14pt" style:font-weight-complex="bold"/>
    </style:style>
    <style:style style:name="P21" style:family="paragraph" style:parent-style-name="Text_20_body">
      <style:text-properties style:font-name="DejaVu Sans" fo:font-size="14pt" style:text-underline-style="none" fo:font-weight="bold" officeooo:rsid="001e2aeb" officeooo:paragraph-rsid="001e2aeb" style:font-size-asian="14pt" style:font-weight-asian="bold" style:font-size-complex="14pt" style:font-weight-complex="bold"/>
    </style:style>
    <style:style style:name="P22" style:family="paragraph" style:parent-style-name="Text_20_body">
      <style:text-properties style:font-name="DejaVu Sans" fo:font-size="12pt" style:text-underline-style="none" fo:font-weight="bold" officeooo:rsid="001e2aeb" officeooo:paragraph-rsid="001e2aeb" style:font-size-asian="12pt" style:font-weight-asian="bold" style:font-size-complex="12pt" style:font-weight-complex="bold"/>
    </style:style>
    <style:style style:name="P23" style:family="paragraph" style:parent-style-name="Text_20_body">
      <style:paragraph-properties fo:line-height="115%" fo:text-align="justify" style:justify-single-word="false"/>
      <style:text-properties fo:font-weight="bold" officeooo:paragraph-rsid="0018922f" style:font-weight-asian="bold" style:font-weight-complex="bold"/>
    </style:style>
    <style:style style:name="P24" style:family="paragraph" style:parent-style-name="Text_20_body">
      <style:paragraph-properties fo:line-height="115%" fo:text-align="justify" style:justify-single-word="false"/>
      <style:text-properties fo:font-size="14pt" fo:font-weight="bold" officeooo:paragraph-rsid="0018922f" style:font-size-asian="14pt" style:font-weight-asian="bold" style:font-size-complex="14pt" style:font-weight-complex="bold"/>
    </style:style>
    <style:style style:name="P25"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style:font-name="Muli" fo:font-size="12pt" fo:font-style="normal" fo:font-weight="normal"/>
    </style:style>
    <style:style style:name="P26"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fo:padding="0in" fo:border="none"/>
      <style:text-properties style:font-name="DejaVu Sans" officeooo:paragraph-rsid="001d4c6b"/>
    </style:style>
    <style:style style:name="P27" style:family="paragraph" style:parent-style-name="Text_20_body">
      <style:paragraph-properties fo:margin-left="0in" fo:margin-right="0in" fo:margin-top="0.0398in" fo:margin-bottom="0.0398in" loext:contextual-spacing="false" fo:line-height="115%" fo:text-align="justify" style:justify-single-word="false" fo:text-indent="0in" style:auto-text-indent="false" fo:padding="0in" fo:border="none"/>
      <style:text-properties style:font-name="DejaVu Sans" officeooo:paragraph-rsid="001d5adf"/>
    </style:style>
    <style:style style:name="P28" style:family="paragraph" style:parent-style-name="Title">
      <style:paragraph-properties fo:line-height="115%"/>
      <style:text-properties fo:color="#000000" style:font-name="DejaVu Sans" officeooo:rsid="000ef161" officeooo:paragraph-rsid="000ef161"/>
    </style:style>
    <style:style style:name="T1" style:family="text">
      <style:text-properties fo:font-variant="normal" fo:text-transform="none" fo:font-size="12pt" fo:letter-spacing="normal" fo:font-style="normal" fo:font-weight="normal"/>
    </style:style>
    <style:style style:name="T2" style:family="text">
      <style:text-properties fo:font-variant="normal" fo:text-transform="none" fo:font-size="12pt" fo:font-style="normal" fo:font-weight="normal"/>
    </style:style>
    <style:style style:name="T3" style:family="text">
      <style:text-properties fo:font-variant="normal" fo:text-transform="none" fo:color="#000000" style:font-name="DejaVu Sans" fo:font-size="12pt" fo:letter-spacing="normal" fo:font-style="normal" fo:font-weight="normal" style:font-size-asian="12pt" style:font-size-complex="12pt"/>
    </style:style>
    <style:style style:name="T4" style:family="text">
      <style:text-properties fo:font-variant="normal" fo:text-transform="none" fo:color="#000000" style:font-name="DejaVu Sans" fo:font-size="12pt" fo:letter-spacing="normal" fo:font-style="normal" fo:font-weight="normal" officeooo:rsid="00128fbf" style:font-size-asian="12pt" style:font-size-complex="12pt"/>
    </style:style>
    <style:style style:name="T5" style:family="text">
      <style:text-properties fo:font-variant="normal" fo:text-transform="none" fo:color="#000000" style:font-name="DejaVu Sans" fo:font-size="14pt" fo:letter-spacing="normal" fo:font-style="normal" fo:font-weight="bold" style:font-size-asian="14pt" style:font-weight-asian="bold" style:font-size-complex="14pt" style:font-weight-complex="bold" loext:padding="0in" loext:border="none"/>
    </style:style>
    <style:style style:name="T6" style:family="text">
      <style:text-properties fo:font-variant="normal" fo:text-transform="none" fo:color="#000000" style:font-name="DejaVu Sans" fo:font-size="14pt" fo:letter-spacing="normal" fo:font-style="normal" fo:font-weight="bold" officeooo:rsid="00142d29" style:font-size-asian="14pt" style:font-weight-asian="bold" style:font-size-complex="14pt" style:font-weight-complex="bold" loext:padding="0in" loext:border="none"/>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font-size="14pt" fo:font-style="normal" fo:font-weight="bold" style:font-size-asian="14pt" style:font-size-complex="14pt" loext:padding="0in" loext:border="none"/>
    </style:style>
    <style:style style:name="T9" style:family="text">
      <style:text-properties fo:font-variant="normal" fo:text-transform="none" fo:font-size="14pt" fo:font-style="normal" fo:font-weight="bold" officeooo:rsid="001cdf65" style:font-size-asian="14pt" style:font-size-complex="14pt" loext:padding="0in" loext:border="none"/>
    </style:style>
    <style:style style:name="T10" style:family="text">
      <style:text-properties fo:font-variant="normal" fo:text-transform="none" fo:font-size="14pt" fo:font-style="normal" fo:font-weight="bold" officeooo:rsid="001d4c6b" style:font-size-asian="14pt" style:font-size-complex="14pt" loext:padding="0in" loext:border="none"/>
    </style:style>
    <style:style style:name="T11" style:family="text">
      <style:text-properties fo:font-variant="normal" fo:text-transform="none" fo:font-size="14pt" fo:font-style="normal" fo:font-weight="bold" officeooo:rsid="001d5adf" style:font-size-asian="14pt" style:font-size-complex="14pt" loext:padding="0in" loext:border="none"/>
    </style:style>
    <style:style style:name="T12" style:family="text">
      <style:text-properties fo:font-variant="normal" fo:text-transform="none" fo:font-size="14pt" fo:font-style="normal" fo:font-weight="bold" style:font-size-asian="14pt" style:font-weight-asian="bold" style:font-size-complex="14pt" style:font-weight-complex="bold"/>
    </style:style>
    <style:style style:name="T13" style:family="text">
      <style:text-properties fo:font-variant="normal" fo:text-transform="none" fo:font-size="14pt" fo:font-style="normal" fo:font-weight="bold" officeooo:rsid="001d4c6b" style:font-size-asian="14pt" style:font-weight-asian="bold" style:font-size-complex="14pt" style:font-weight-complex="bold"/>
    </style:style>
    <style:style style:name="T14" style:family="text">
      <style:text-properties fo:font-variant="normal" fo:text-transform="none" fo:font-size="14pt" fo:font-style="normal" fo:font-weight="bold" officeooo:rsid="001d5adf" style:font-size-asian="14pt" style:font-weight-asian="bold" style:font-size-complex="14pt" style:font-weight-complex="bold"/>
    </style:style>
    <style:style style:name="T15" style:family="text">
      <style:text-properties fo:font-variant="normal" fo:text-transform="none" fo:font-size="14pt" fo:font-style="normal" fo:font-weight="bold" officeooo:rsid="001d5adf" style:font-size-asian="14pt" style:font-weight-asian="bold" style:font-size-complex="14pt" style:font-weight-complex="bold" loext:padding="0in" loext:border="none"/>
    </style:style>
    <style:style style:name="T16" style:family="text">
      <style:text-properties fo:font-variant="normal" fo:text-transform="none" fo:font-size="14pt" fo:font-style="normal" fo:font-weight="normal" style:font-size-asian="14pt" style:font-size-complex="14pt" loext:padding="0in" loext:border="none"/>
    </style:style>
    <style:style style:name="T17" style:family="text">
      <style:text-properties fo:font-variant="normal" fo:text-transform="none" fo:font-size="14pt" fo:font-style="normal" fo:font-weight="normal" officeooo:rsid="001d5adf" style:font-size-asian="14pt" style:font-size-complex="14pt" loext:padding="0in" loext:border="none"/>
    </style:style>
    <style:style style:name="T18" style:family="text">
      <style:text-properties fo:font-variant="normal" fo:text-transform="none" fo:font-size="14pt" fo:font-style="normal" style:font-size-asian="14pt" style:font-size-complex="14pt" loext:padding="0in" loext:border="none"/>
    </style:style>
    <style:style style:name="T19" style:family="text">
      <style:text-properties fo:font-variant="normal" fo:text-transform="none" fo:font-size="14pt" fo:font-style="normal" officeooo:rsid="001d5adf" style:font-size-asian="14pt" style:font-size-complex="14pt" loext:padding="0in" loext:border="none"/>
    </style:style>
    <style:style style:name="T20" style:family="text">
      <style:text-properties fo:font-variant="normal" fo:text-transform="none" style:font-name="Muli" fo:font-size="12pt" fo:font-style="normal" fo:font-weight="bold" style:font-size-asian="14pt" style:font-size-complex="14pt" loext:padding="0in" loext:border="none"/>
    </style:style>
    <style:style style:name="T21" style:family="text">
      <style:text-properties fo:font-variant="normal" fo:text-transform="none" style:font-name="Muli" fo:font-size="12pt" fo:font-style="normal" fo:font-weight="normal"/>
    </style:style>
    <style:style style:name="T22" style:family="text">
      <style:text-properties fo:font-weight="normal" officeooo:rsid="001ee7d0" style:font-weight-asian="normal" style:font-weight-complex="normal"/>
    </style:style>
    <style:style style:name="T23" style:family="text">
      <style:text-properties officeooo:rsid="00128fbf"/>
    </style:style>
    <style:style style:name="T24" style:family="text">
      <style:text-properties style:font-name="DejaVu Sans"/>
    </style:style>
    <style:style style:name="T25" style:family="text">
      <style:text-properties style:font-name="DejaVu Sans" fo:font-size="14pt" style:font-size-asian="14pt" style:font-size-complex="14pt"/>
    </style:style>
    <style:style style:name="T26" style:family="text">
      <style:text-properties style:font-name="DejaVu Sans" fo:font-size="14pt" officeooo:rsid="00142d29" style:font-size-asian="14pt" style:font-size-complex="14pt"/>
    </style:style>
    <style:style style:name="T27" style:family="text">
      <style:text-properties style:font-name="DejaVu Sans" officeooo:rsid="00142d29"/>
    </style:style>
    <style:style style:name="T28" style:family="text">
      <style:text-properties style:font-name="DejaVu Sans" style:text-underline-style="none"/>
    </style:style>
    <style:style style:name="T29" style:family="text">
      <style:text-properties style:font-name="DejaVu Sans" style:text-underline-style="none" officeooo:rsid="0018922f"/>
    </style:style>
    <style:style style:name="T30" style:family="text">
      <style:text-properties style:font-name="DejaVu Sans" style:text-underline-style="none" officeooo:rsid="001a6748"/>
    </style:style>
    <style:style style:name="T31" style:family="text">
      <style:text-properties fo:color="#000000"/>
    </style:style>
    <style:style style:name="T32" style:family="text">
      <style:text-properties fo:font-weight="bold" style:font-weight-asian="bold" style:font-weight-complex="bold"/>
    </style:style>
    <style:style style:name="T33" style:family="text">
      <style:text-properties officeooo:rsid="00142d29"/>
    </style:style>
    <style:style style:name="T34" style:family="text">
      <style:text-properties officeooo:rsid="00154332"/>
    </style:style>
    <style:style style:name="T35" style:family="text">
      <style:text-properties officeooo:rsid="0015b240"/>
    </style:style>
    <style:style style:name="T36" style:family="text">
      <style:text-properties officeooo:rsid="001658fd"/>
    </style:style>
    <style:style style:name="T37" style:family="text">
      <style:text-properties officeooo:rsid="001a6748"/>
    </style:style>
    <style:style style:name="T38" style:family="text">
      <style:text-properties officeooo:rsid="001c10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ask # 3</text:p>
      <text:p text:style-name="P8">Muhammad Kashif Inayat</text:p>
      <text:h text:style-name="P2" text:outline-level="1">What is problem?</text:h>
      <text:p text:style-name="P15"><text:span text:style-name="T1"><text:tab/>The definition of a problem is something that has to be solved or an unpleasant or undesirable condition that needs to be corrected.</text:span></text:p>
      <text:p text:style-name="P15"><text:span text:style-name="T1"/></text:p>
      <text:p text:style-name="P7">How to Solve a Problem?</text:p>
      <text:p text:style-name="P11"><text:span text:style-name="Strong_20_Emphasis"><text:span text:style-name="T6">1) </text:span></text:span><text:span text:style-name="Strong_20_Emphasis"><text:span text:style-name="T5">Define the problem:</text:span></text:span></text:p>
      <text:p text:style-name="P14"><text:tab/>What exact<text:span text:style-name="T23">l</text:span>y is going on? Sometimes a problem just seems too big to tackle. However, if you make a list and break it down into smaller parts that you can make a start on solving, it’ll feel more manageable.</text:p>
      <text:h text:style-name="P4" text:outline-level="1"><text:bookmark text:name="9b65"/><text:span text:style-name="T27">2) </text:span><text:span text:style-name="T24">Read the problem at least three times (or however many makes you feel comfortable):</text:span></text:h>
      <text:h text:style-name="P3" text:outline-level="1"><text:span text:style-name="Strong_20_Emphasis"><text:span text:style-name="T3"><text:s/><text:tab/>You can’t solve a problem you don’t understand. </text:span></text:span><text:span text:style-name="T3">There is a difference between the problem and the problem you think you are solving. It’s easy to start reading the first few lines in a problem and assume the rest of it because it’s similar to something you’ve seen in the past. </text:span><text:span text:style-name="T4">Its wrong so read it all unless you understand it clearly.</text:span></text:h>
      <text:h text:style-name="P3" text:outline-level="1"><text:span text:style-name="Strong_20_Emphasis"><text:span text:style-name="T26">3) </text:span></text:span><text:span text:style-name="Strong_20_Emphasis"><text:span text:style-name="T25">Brainstorm possible solutions:</text:span></text:span></text:h>
      <text:p text:style-name="P16"><text:tab/>Be creative and come up with as many solutions as you can think of. Some ideas may be way out there, but don’t worry about evaluating them yet.</text:p>
      <text:h text:style-name="P1" text:outline-level="1"><text:span text:style-name="T33">4) </text:span>Work through the problem manually with at least three sets of sample data:</text:h>
      <text:p text:style-name="P16"><text:tab/>Take out a piece of paper and work through the problem manually. Think of at least three sets of sample data you can use.</text:p>
      <text:h text:style-name="P5" text:outline-level="2"><text:soft-page-break/><text:span text:style-name="T33">5) </text:span>Simplify and optimize your steps:</text:h>
      <text:p text:style-name="P16"><text:tab/>Look for patterns and see if there’s anything you can generalize. See if you can reduce any steps or if you are repeating any steps.</text:p>
      <text:h text:style-name="P1" text:outline-level="1"><text:span text:style-name="T33">6) </text:span>Write pseudo-code:</text:h>
      <text:p text:style-name="P16"><text:tab/>Even after you’ve worked out general steps, writing out pseudo-code that you can translate into code will help with defining the structure of your code and make coding a lot easier. Write pseudo-code line by line<text:span text:style-name="T31">. </text:span><text:span text:style-name="Strong_20_Emphasis"><text:span text:style-name="T7">Don’t get caught up with the syntax. Focus on the logic and steps.</text:span></text:span></text:p>
      <text:h text:style-name="P1" text:outline-level="1"><text:span text:style-name="T35">7) </text:span>Translate pseudo code into code and debug:</text:h>
      <text:p text:style-name="P16"><text:tab/>When you have your pseudo code ready, translate each line into real code in the language you are working on. <text:span text:style-name="T34">C</text:span>heck if the values and code are behaving as expected before move on.</text:p>
      <text:p text:style-name="P16"/>
      <text:p text:style-name="P6">How to <text:span text:style-name="T36">Search on Google?</text:span></text:p>
      <text:p text:style-name="P19"><text:span text:style-name="T37">1) </text:span>Use the tabs:</text:p>
      <text:p text:style-name="P17"><text:tab/>The first tip is to use the tabs in Google search. On the top of every search are a number of tabs. Usually you’ll see <text:span text:style-name="T32">Web, Image, News, and More</text:span>. Using these tabs, you can help define what kind of search you need to do. <text:span text:style-name="T36">I</text:span>f you need images, use the Image tab. If you are looking for a recent news article, use the News tab.</text:p>
      <text:p text:style-name="P19"><text:span text:style-name="T37">2) </text:span>Use quotes:</text:p>
      <text:p text:style-name="P17"><text:tab/>When searching for something specific, try using quotes to minimize the guesswork for Google search. When you put your search parameters in quotes, it tells the search engine to search for the whole phrase.</text:p>
      <text:p text:style-name="P17"><text:tab/>For instance, if you search for Puppy Dog Sweaters, the engine will search for content that contains those three words in any order. However, if you search <text:span text:style-name="T32">“Puppy Dog Sweaters”,</text:span> it will search for that phrase exactly as you typed it. This can help locate specific information that may be buried under other content if not sorted out correctly.</text:p>
      <text:p text:style-name="P19"><text:span text:style-name="T37">3) </text:span>Use a hyphen to exclude words:</text:p>
      <text:p text:style-name="P17"><text:soft-page-break/><text:tab/>Sometimes you may find yourself searching for a word with an ambiguous meaning. An example is Mustang. When you Google search for Mustang, you may get results for both the car made by Ford or the horse. If you want to cut one out, use the hyphen to tell the engine to ignore content with one of the other. See the example below.</text:p>
      <text:list xml:id="list3797758439" text:style-name="L1">
        <text:list-item>
          <text:p text:style-name="P12"><text:span text:style-name="T28">Mustang -cars</text:span></text:p>
        </text:list-item>
      </text:list>
      <text:p text:style-name="P13"><text:span text:style-name="T28"><text:tab/>This tells the search engine to search for mustangs but to remove any results that have the word “car” in it. It can be wildly helpful when finding information about something without getting information about something else.</text:span></text:p>
      <text:p text:style-name="P24"><text:span text:style-name="T30">4) </text:span><text:span text:style-name="T28">Use a colon to search specific sites:</text:span></text:p>
      <text:p text:style-name="P13"><text:span text:style-name="T28"><text:tab/>There may be an instance where you need to Google search for articles or content on a certain website. The syntax is very simple and we’ll show you below.</text:span></text:p>
      <text:p text:style-name="P23"><text:span text:style-name="T29">Elixir</text:span><text:span text:style-name="T28"> site:</text:span><text:span text:style-name="T29">stackoverflow</text:span><text:span text:style-name="T28">.com</text:span></text:p>
      <text:p text:style-name="P13"><text:span text:style-name="T28"><text:tab/>This will search for all content about </text:span><text:span text:style-name="T29">Elixir</text:span><text:span text:style-name="T28">, but only on </text:span><text:span text:style-name="T29">stackoverflow</text:span><text:span text:style-name="T28">.com. All other search results will be removed. If you need to find specific content on a particular site, this is the shortcut you can use.</text:span></text:p>
      <text:p text:style-name="P24"><text:span text:style-name="T30">5) </text:span><text:span text:style-name="T28">Use important words only:</text:span></text:p>
      <text:p text:style-name="P13"><text:span text:style-name="T28"><text:tab/>The way Google search works is to take what you search for and match it with keywords in online content. When you search for too many words, it may limit your results. That means it may actually take you longer to find what you’re looking for. Thus, it is apropos to use only the important words when searching for something.</text:span></text:p>
      <text:p text:style-name="P13"><text:span text:style-name="T28"/></text:p>
      <text:p text:style-name="P9">How to Enhance Logic Building Skills?</text:p>
      <text:p text:style-name="P20"><text:span text:style-name="T38">1) </text:span>Practice writing a lot of code:</text:p>
      <text:p text:style-name="P18"><text:tab/>Practicing is vital when trying to improve logic building skills. Solving problems every day and rigorously challenging oneself is a great way to become capable of building superior logic.</text:p>
      <text:p text:style-name="P18"><text:span text:style-name="Strong_20_Emphasis"><text:span text:style-name="T9">2) </text:span></text:span><text:span text:style-name="Strong_20_Emphasis"><text:span text:style-name="T8">Check solutions by other people:</text:span></text:span></text:p>
      <text:p text:style-name="P26"><text:span text:style-name="T2"><text:tab/>Checking for solutions is probably the most important method of learning how to handle programming challenges. Especially when it comes to logic, solutions provided in communities and by other programmers help explain how the logic is built and why. The “why” is very important here as building superior </text:span><text:soft-page-break/><text:span text:style-name="T2">logic is not possible without a clear understanding of how a program’s logic functions and affects the programming.</text:span></text:p>
      <text:p text:style-name="P26"><text:span text:style-name="T13">3) </text:span><text:span text:style-name="T12">Use a pen and paper to work out solutions:</text:span></text:p>
      <text:p text:style-name="P26"><text:span text:style-name="T2"><text:tab/>It is a great idea to pen down solutions, models and strategies. Humans tend to remember things they write down much more efficiently. Also, jotting down strategies and solutions is a great way to understand how they function and can be implemented.</text:span></text:p>
      <text:p text:style-name="P26"><text:span text:style-name="Strong_20_Emphasis"><text:span text:style-name="T10">4) </text:span></text:span><text:span text:style-name="Strong_20_Emphasis"><text:span text:style-name="T8">Keep learning new things:</text:span></text:span></text:p>
      <text:p text:style-name="P27"><text:span text:style-name="Strong_20_Emphasis"><text:span text:style-name="T20"><text:tab/></text:span></text:span><text:span text:style-name="T21">Programmers must never get stuck on one topic or keep repeating themselves over and over again. It is great to ensure that one knows the topic thoroughly by solving multiple problems from a given topic.</text:span></text:p>
      <text:p text:style-name="P27"><text:span text:style-name="T14">5) </text:span><text:span text:style-name="T12">Be consistent:</text:span></text:p>
      <text:p text:style-name="P27"><text:span text:style-name="T2"><text:tab/>Programmers must be consistent. This is applicable to programming in general and not just logic building. One must practice building solutions to problems daily. This does not just mean randomly selecting problems and trying to solve them but requires a consistent step-by-step path where every topic is covered extensively and dozens of problems of the same nature are practiced.</text:span></text:p>
      <text:p text:style-name="P27"><text:span text:style-name="Strong_20_Emphasis"><text:span text:style-name="T15">6</text:span></text:span><text:span text:style-name="Strong_20_Emphasis"><text:span text:style-name="T11">)</text:span></text:span><text:span text:style-name="Strong_20_Emphasis"><text:span text:style-name="T11"> </text:span></text:span><text:span text:style-name="Strong_20_Emphasis"><text:span text:style-name="T8">Don’t lose motivation:</text:span></text:span></text:p>
      <text:p text:style-name="P25"><text:tab/>Facing problems when building logic should not be a demotivating factor. Logic is important and key to programming effectively. So, no matter what, one has to get at building logic regardless of the reason.</text:p>
      <text:p text:style-name="Subtitle"/>
      <text:p text:style-name="P10">How to start a solution?</text:p>
      <text:p text:style-name="P21">Break the Project Down into Smaller Units:</text:p>
      <text:p text:style-name="P22"><text:tab/><text:span text:style-name="T22">When we get project we break it into smaller parts and solve the smallest part where the project start in pseudo code we written at problem solving time and start implementing it step by ste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Times, 'times new roman', serif"/>
    <style:font-face style:name="Lohit Devanagari1" svg:font-family="'Lohit Devanagari'"/>
    <style:font-face style:name="Montserrat" svg:font-family="Montserrat, 'helvetica neue', Helvetica, Arial, sans-serif"/>
    <style:font-face style:name="Muli" svg:font-family="Muli, Helvetica, Arial, sans-serif"/>
    <style:font-face style:name="Neue Helvetica W01" svg:font-family="'Neue Helvetica W01', 'Helvetica Neue', Helvetica, Roboto, Arial, sans-serif"/>
    <style:font-face style:name="arial" svg:font-family="arial, sans-serif"/>
    <style:font-face style:name="charter" svg:font-family="charter, Georgia, Cambria, 'Times New Roman', Times, serif"/>
    <style:font-face style:name="inherit" svg:font-family="inherit"/>
    <style:font-face style:name="sohne" svg:font-family="sohne, 'Helvetica Neue', Helvetica, Arial, sans-serif"/>
    <style:font-face style:name="Mukti Narrow" svg:font-family="'Mukti Narrow'"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09:56:53.461127509</meta:creation-date>
    <dc:date>2021-11-09T18:05:08.385692862</dc:date>
    <meta:editing-duration>PT2H35M</meta:editing-duration>
    <meta:editing-cycles>6</meta:editing-cycles>
    <meta:generator>LibreOffice/6.4.7.2$Linux_X86_64 LibreOffice_project/40$Build-2</meta:generator>
    <meta:document-statistic meta:table-count="0" meta:image-count="0" meta:object-count="0" meta:page-count="4" meta:paragraph-count="52" meta:word-count="1127" meta:character-count="6379" meta:non-whitespace-character-count="5281"/>
  </office:meta>
</office:document-meta>
</file>